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pertyOverrideBeanDefinitionParser.doParse( Element element , ParserContext parserContext , BeanDefinitionBuilder buil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ropertyOverrideBeanDefinitionParser.getBeanClass( Element ele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